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gNoodleTitling" svg:font-family="BigNoodleTitling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8cfad" draw:textarea-horizontal-align="justify" draw:textarea-vertical-align="middle" draw:auto-grow-height="false" fo:min-height="6.15cm" fo:min-width="7.4cm"/>
    </style:style>
    <style:style style:name="gr2" style:family="graphic" style:parent-style-name="standard">
      <style:graphic-properties draw:fill-color="#48cfad" draw:textarea-horizontal-align="justify" draw:textarea-vertical-align="middle" draw:auto-grow-height="false" fo:min-height="9.05cm" fo:min-width="10.7cm"/>
    </style:style>
    <style:style style:name="gr3" style:family="graphic" style:parent-style-name="standard">
      <style:graphic-properties draw:fill-color="#4fc1e9" draw:textarea-horizontal-align="justify" draw:textarea-vertical-align="middle" draw:auto-grow-height="false" fo:min-height="2.25cm" fo:min-width="2.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05cm" fo:min-width="7.1cm"/>
    </style:style>
    <style:style style:name="gr5" style:family="graphic" style:parent-style-name="objectwithoutfill">
      <style:graphic-properties svg:stroke-width="0.1cm" svg:stroke-color="#ed5565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ce54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-color="#4fc1e9" draw:textarea-horizontal-align="justify" draw:textarea-vertical-align="middle" draw:auto-grow-height="false" fo:min-height="2.05cm" fo:min-width="2.8cm"/>
    </style:style>
    <style:style style:name="gr8" style:family="graphic" style:parent-style-name="standard">
      <style:graphic-properties draw:fill-color="#4fc1e9" draw:textarea-horizontal-align="justify" draw:textarea-vertical-align="middle" draw:auto-grow-height="false" fo:min-height="2.05cm" fo:min-width="2.9cm"/>
    </style:style>
    <style:style style:name="gr9" style:family="graphic" style:parent-style-name="standard">
      <style:graphic-properties draw:fill-color="#4fc1e9" draw:textarea-horizontal-align="justify" draw:textarea-vertical-align="middle" draw:auto-grow-height="false" fo:min-height="2.05cm" fo:min-width="3.5cm"/>
    </style:style>
    <style:style style:name="gr10" style:family="graphic" style:parent-style-name="objectwithoutfill">
      <style:graphic-properties svg:stroke-width="0.1cm" svg:stroke-color="#ed5565" draw:marker-start="Arrow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ed5565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ed5565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-color="#4fc1e9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0cm"/>
    </style:style>
    <style:style style:name="gr15" style:family="graphic" style:parent-style-name="standard">
      <style:graphic-properties draw:stroke="none" svg:stroke-color="#000000" draw:fill="none" draw:fill-color="#ffffff" fo:min-height="0.683cm"/>
    </style:style>
    <style:style style:name="gr16" style:family="graphic" style:parent-style-name="standard">
      <style:graphic-properties draw:fill-color="#48cfad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1cm" svg:stroke-color="#a0d468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ce54" draw:marker-start="Arrow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ffce54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-color="#48cfad"/>
      <style:paragraph-properties fo:text-align="center"/>
      <style:text-properties style:font-name="BigNoodleTitling"/>
    </style:style>
    <style:style style:name="P2" style:family="paragraph">
      <style:paragraph-properties fo:text-align="center"/>
    </style:style>
    <style:style style:name="P3" style:family="paragraph">
      <loext:graphic-properties draw:fill-color="#4fc1e9"/>
      <style:paragraph-properties fo:text-align="center"/>
      <style:text-properties style:font-name="BigNoodleTitling"/>
    </style:style>
    <style:style style:name="P4" style:family="paragraph">
      <loext:graphic-properties draw:fill-color="#ffffff"/>
      <style:paragraph-properties fo:text-align="center"/>
      <style:text-properties style:font-name="BigNoodleTitling"/>
    </style:style>
    <style:style style:name="P5" style:family="paragraph">
      <loext:graphic-properties draw:fill="none"/>
      <style:paragraph-properties fo:text-align="center"/>
      <style:text-properties style:font-name="BigNoodleTitling" fo:font-size="11pt" style:font-size-asian="11pt" style:font-size-complex="11pt"/>
    </style:style>
    <style:style style:name="P6" style:family="paragraph">
      <loext:graphic-properties draw:fill-color="#4fc1e9"/>
      <style:paragraph-properties fo:text-align="center"/>
    </style:style>
    <style:style style:name="P7" style:family="paragraph">
      <style:text-properties style:font-name="BigNoodleTitling"/>
    </style:style>
    <style:style style:name="P8" style:family="paragraph">
      <loext:graphic-properties draw:fill="none" draw:fill-color="#ffffff"/>
      <style:text-properties style:font-name="BigNoodleTitling"/>
    </style:style>
    <style:style style:name="P9" style:family="paragraph">
      <loext:graphic-properties draw:fill-color="#48cfad"/>
      <style:paragraph-properties fo:text-align="center"/>
    </style:style>
    <style:style style:name="T1" style:family="text">
      <style:text-properties style:font-name="BigNoodleTitling"/>
    </style:style>
    <style:style style:name="T2" style:family="text">
      <style:text-properties style:font-name="BigNoodleTitling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7.9cm" svg:height="6.4cm" svg:x="0.1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2cm" svg:height="9.3cm" svg:x="9.7cm" svg:y="1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cm" svg:height="2.5cm" svg:x="17.3cm" svg:y="17.4cm">
          <text:p text:style-name="P2"><text:span text:style-name="T1">Grou</text:span><text:span text:style-name="T1">nd </text:span></text:p>
          <text:p text:style-name="P2"><text:span text:style-name="T1">Cont</text:span><text:span text:style-name="T1">rol </text:span></text:p>
          <text:p text:style-name="P2"><text:span text:style-name="T1">Sta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cm" svg:height="3.3cm" svg:x="13.3cm" svg:y="23.8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s text:c="27"/></text:span></text:p>
          <text:p text:style-name="P2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3.4cm" svg:y1="25.3cm" svg:x2="20.769cm" svg:y2="25.271cm">
          <text:p text:style-name="P2"><text:span text:style-name="T2">Komunikacja przewodowa</text:span></text:p>
          <text:p text:style-name="P2"><text:span text:style-name="T2"/></text:p>
        </draw:line>
        <draw:line draw:style-name="gr6" draw:text-style-name="P5" draw:layer="layout" svg:x1="13.4cm" svg:y1="26cm" svg:x2="20.769cm" svg:y2="25.971cm">
          <text:p text:style-name="P2"><text:span text:style-name="T2">Komunikacja bezprzewodowa</text:span></text:p>
          <text:p text:style-name="P2"><text:span text:style-name="T2"/></text:p>
        </draw:line>
        <draw:custom-shape draw:style-name="gr7" draw:text-style-name="P3" draw:layer="layout" svg:width="3.3cm" svg:height="2.3cm" svg:x="0.5cm" svg:y="2.3cm">
          <text:p text:style-name="P2"><text:span text:style-name="T1">Raspberry </text:span></text:p>
          <text:p text:style-name="P2"><text:span text:style-name="T1">pi3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cm" svg:height="2.3cm" svg:x="4.2cm" svg:y="2.3cm">
          <text:p text:style-name="P2"><text:span text:style-name="T1">Moduł </text:span></text:p>
          <text:p text:style-name="P2"><text:span text:style-name="T1">telemetryczny</text:span></text:p>
          <text:p text:style-name="P2"><text:span text:style-name="T1">433 MHz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cm" svg:height="2.3cm" svg:x="2.4cm" svg:y="5cm">
          <text:p text:style-name="P2"><text:span text:style-name="T1">KONTROLER LOTU</text:span></text:p>
          <text:p text:style-name="P2"><text:span text:style-name="T1">PIXHAWK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cm" svg:height="2.3cm" svg:x="9.9cm" svg:y="20.9cm">
          <text:p text:style-name="P2"><text:span text:style-name="T1">Moduł </text:span></text:p>
          <text:p text:style-name="P2"><text:span text:style-name="T1">telemetryczny</text:span></text:p>
          <text:p text:style-name="P2"><text:span text:style-name="T1">433 MHz #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cm" svg:height="2.3cm" svg:x="9.9cm" svg:y="18.4cm">
          <text:p text:style-name="P2"><text:span text:style-name="T1">Moduł </text:span></text:p>
          <text:p text:style-name="P2"><text:span text:style-name="T1">telemetryczny</text:span></text:p>
          <text:p text:style-name="P2"><text:span text:style-name="T1">433 MHz #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cm" svg:height="2.3cm" svg:x="9.9cm" svg:y="14.3cm">
          <text:p text:style-name="P2"><text:span text:style-name="T1">Moduł </text:span></text:p>
          <text:p text:style-name="P2"><text:span text:style-name="T1">telemetryczny</text:span></text:p>
          <text:p text:style-name="P2"><text:span text:style-name="T1">433 MHz #N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5.6cm" svg:y1="17.6cm" svg:x2="17.3cm" svg:y2="17.6cm">
          <text:p text:style-name="P2"><text:span text:style-name="T2"/></text:p>
        </draw:line>
        <draw:line draw:style-name="gr10" draw:text-style-name="P5" draw:layer="layout" svg:x1="13.9cm" svg:y1="19cm" svg:x2="17.3cm" svg:y2="19cm">
          <text:p/>
        </draw:line>
        <draw:line draw:style-name="gr5" draw:text-style-name="P5" draw:layer="layout" svg:x1="15.7cm" svg:y1="19.6cm" svg:x2="17.3cm" svg:y2="19.6cm">
          <text:p/>
        </draw:line>
        <draw:line draw:style-name="gr11" draw:text-style-name="P5" draw:layer="layout" svg:x1="13.9cm" svg:y1="22.1cm" svg:x2="15.7cm" svg:y2="22.1cm">
          <text:p/>
        </draw:line>
        <draw:line draw:style-name="gr12" draw:text-style-name="P5" draw:layer="layout" svg:x1="15.7cm" svg:y1="22.1cm" svg:x2="15.7cm" svg:y2="19.6cm">
          <text:p/>
        </draw:line>
        <draw:line draw:style-name="gr12" draw:text-style-name="P5" draw:layer="layout" svg:x1="15.7cm" svg:y1="22.1cm" svg:x2="15.7cm" svg:y2="19.6cm">
          <text:p/>
        </draw:line>
        <draw:line draw:style-name="gr12" draw:text-style-name="P5" draw:layer="layout" svg:x1="15.6cm" svg:y1="17.6cm" svg:x2="15.6cm" svg:y2="15.6cm">
          <text:p/>
        </draw:line>
        <draw:line draw:style-name="gr11" draw:text-style-name="P5" draw:layer="layout" svg:x1="13.9cm" svg:y1="15.6cm" svg:x2="15.6cm" svg:y2="15.6cm">
          <text:p/>
        </draw:line>
        <draw:line draw:style-name="gr5" draw:text-style-name="P5" draw:layer="layout" svg:x1="7.3cm" svg:y1="6.4cm" svg:x2="7.3cm" svg:y2="4.6cm">
          <text:p/>
        </draw:line>
        <draw:line draw:style-name="gr5" draw:text-style-name="P5" draw:layer="layout" svg:x1="0.8cm" svg:y1="6.4cm" svg:x2="0.8cm" svg:y2="4.6cm">
          <text:p/>
        </draw:line>
        <draw:line draw:style-name="gr5" draw:text-style-name="P5" draw:layer="layout" svg:x1="0.8cm" svg:y1="6.4cm" svg:x2="2.4cm" svg:y2="6.4cm">
          <text:p/>
        </draw:line>
        <draw:line draw:style-name="gr5" draw:text-style-name="P5" draw:layer="layout" svg:x1="7.3cm" svg:y1="6.425cm" svg:x2="5.7cm" svg:y2="6.4cm">
          <text:p/>
        </draw:line>
        <draw:custom-shape draw:style-name="gr13" draw:text-style-name="P6" draw:layer="layout" svg:width="0.3cm" svg:height="0.3cm" svg:x="11.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cm" svg:height="0.3cm" svg:x="11.8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cm" svg:height="0.3cm" svg:x="11.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3cm" svg:height="2.3cm" svg:x="14.6cm" svg:y="2.7cm">
          <text:p text:style-name="P2"><text:span text:style-name="T1">BEACON #1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6.3cm" svg:height="0.933cm" svg:x="0.1cm" svg:y="1.2cm">
          <draw:text-box>
            <text:p text:style-name="P7"><text:span text:style-name="T1">Statek </text:span><text:span text:style-name="T1">Powietrz</text:span><text:span text:style-name="T1">ny #1</text:span></text:p>
          </draw:text-box>
        </draw:frame>
        <draw:frame draw:style-name="gr15" draw:text-style-name="P8" draw:layer="layout" svg:width="3.7cm" svg:height="0.933cm" svg:x="17.2cm" svg:y="14.267cm">
          <draw:text-box>
            <text:p text:style-name="P7"><text:span text:style-name="T1">Stacja </text:span><text:span text:style-name="T1">naziemna</text:span></text:p>
          </draw:text-box>
        </draw:frame>
        <draw:custom-shape draw:style-name="gr1" draw:text-style-name="P1" draw:layer="layout" svg:width="7.9cm" svg:height="6.4cm" svg:x="0.1cm" svg:y="7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cm" svg:height="2.3cm" svg:x="0.5cm" svg:y="9cm">
          <text:p text:style-name="P2"><text:span text:style-name="T1">Raspberry </text:span></text:p>
          <text:p text:style-name="P2"><text:span text:style-name="T1">pi3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cm" svg:height="2.3cm" svg:x="4.2cm" svg:y="9cm">
          <text:p text:style-name="P2"><text:span text:style-name="T1">Moduł </text:span></text:p>
          <text:p text:style-name="P2"><text:span text:style-name="T1">telemetryczny</text:span></text:p>
          <text:p text:style-name="P2"><text:span text:style-name="T1">433 MHz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cm" svg:height="2.3cm" svg:x="2.4cm" svg:y="11.7cm">
          <text:p text:style-name="P2"><text:span text:style-name="T1">KONTROLER LOTU</text:span></text:p>
          <text:p text:style-name="P2"><text:span text:style-name="T1">PIXHAWK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3cm" svg:y1="13.1cm" svg:x2="7.3cm" svg:y2="11.3cm">
          <text:p/>
        </draw:line>
        <draw:line draw:style-name="gr5" draw:text-style-name="P5" draw:layer="layout" svg:x1="0.8cm" svg:y1="13.1cm" svg:x2="0.8cm" svg:y2="11.3cm">
          <text:p/>
        </draw:line>
        <draw:line draw:style-name="gr5" draw:text-style-name="P5" draw:layer="layout" svg:x1="0.8cm" svg:y1="13.1cm" svg:x2="2.4cm" svg:y2="13.1cm">
          <text:p/>
        </draw:line>
        <draw:line draw:style-name="gr5" draw:text-style-name="P5" draw:layer="layout" svg:x1="7.3cm" svg:y1="13.125cm" svg:x2="5.7cm" svg:y2="13.1cm">
          <text:p/>
        </draw:line>
        <draw:frame draw:style-name="gr14" draw:text-style-name="P8" draw:layer="layout" svg:width="6.3cm" svg:height="0.933cm" svg:x="0.1cm" svg:y="7.9cm">
          <draw:text-box>
            <text:p text:style-name="P7"><text:span text:style-name="T1">Statek Powietrzny </text:span><text:span text:style-name="T1">#2</text:span></text:p>
          </draw:text-box>
        </draw:frame>
        <draw:custom-shape draw:style-name="gr1" draw:text-style-name="P1" draw:layer="layout" svg:width="7.9cm" svg:height="6.4cm" svg:x="0.1cm" svg:y="1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cm" svg:height="2.3cm" svg:x="0.5cm" svg:y="18cm">
          <text:p text:style-name="P2"><text:span text:style-name="T1">Raspberry </text:span></text:p>
          <text:p text:style-name="P2"><text:span text:style-name="T1">pi3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cm" svg:height="2.3cm" svg:x="4.2cm" svg:y="18cm">
          <text:p text:style-name="P2"><text:span text:style-name="T1">Moduł </text:span></text:p>
          <text:p text:style-name="P2"><text:span text:style-name="T1">telemetryczny</text:span></text:p>
          <text:p text:style-name="P2"><text:span text:style-name="T1">433 MHz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cm" svg:height="2.3cm" svg:x="2.4cm" svg:y="20.7cm">
          <text:p text:style-name="P2"><text:span text:style-name="T1">KONTROLER LOTU</text:span></text:p>
          <text:p text:style-name="P2"><text:span text:style-name="T1">PIXHAWK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3cm" svg:y1="22.1cm" svg:x2="7.3cm" svg:y2="20.3cm">
          <text:p/>
        </draw:line>
        <draw:line draw:style-name="gr5" draw:text-style-name="P5" draw:layer="layout" svg:x1="0.8cm" svg:y1="22.1cm" svg:x2="0.8cm" svg:y2="20.3cm">
          <text:p/>
        </draw:line>
        <draw:line draw:style-name="gr5" draw:text-style-name="P5" draw:layer="layout" svg:x1="0.8cm" svg:y1="22.1cm" svg:x2="2.4cm" svg:y2="22.1cm">
          <text:p/>
        </draw:line>
        <draw:line draw:style-name="gr5" draw:text-style-name="P5" draw:layer="layout" svg:x1="7.3cm" svg:y1="22.125cm" svg:x2="5.7cm" svg:y2="22.1cm">
          <text:p/>
        </draw:line>
        <draw:frame draw:style-name="gr14" draw:text-style-name="P8" draw:layer="layout" svg:width="6.3cm" svg:height="0.933cm" svg:x="0.1cm" svg:y="16.9cm">
          <draw:text-box>
            <text:p text:style-name="P7"><text:span text:style-name="T1">Statek Powietrzny #n</text:span></text:p>
          </draw:text-box>
        </draw:frame>
        <draw:custom-shape draw:style-name="gr7" draw:text-style-name="P3" draw:layer="layout" svg:width="3.3cm" svg:height="2.3cm" svg:x="14.6cm" svg:y="5.3cm">
          <text:p text:style-name="P2"><text:span text:style-name="T1">BEACON #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cm" svg:height="2.3cm" svg:x="14.6cm" svg:y="9.6cm">
          <text:p text:style-name="P2"><text:span text:style-name="T1">BEACON #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16.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cm" svg:height="0.3cm" svg:x="16.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cm" svg:height="0.3cm" svg:x="16.1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cm" svg:height="0.3cm" svg:x="3.7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cm" svg:height="0.3cm" svg:x="3.7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cm" svg:height="0.3cm" svg:x="3.7cm" svg:y="1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8" draw:layer="layout" svg:width="3.7cm" svg:height="0.933cm" svg:x="15.3cm" svg:y="23.8cm">
          <draw:text-box>
            <text:p text:style-name="P7"><text:span text:style-name="T1">LEGENDA</text:span></text:p>
          </draw:text-box>
        </draw:frame>
        <draw:line draw:style-name="gr6" draw:text-style-name="P5" draw:layer="layout" svg:x1="11.8cm" svg:y1="2.9cm" svg:x2="8.1cm" svg:y2="2.9cm">
          <text:p text:style-name="P2"><text:span text:style-name="T2"/></text:p>
        </draw:line>
        <draw:line draw:style-name="gr6" draw:text-style-name="P5" draw:layer="layout" svg:x1="8.9cm" svg:y1="5.1cm" svg:x2="8.1cm" svg:y2="5.1cm">
          <text:p/>
        </draw:line>
        <draw:line draw:style-name="gr17" draw:text-style-name="P5" draw:layer="layout" svg:x1="13.4cm" svg:y1="26.7cm" svg:x2="20.769cm" svg:y2="26.7cm">
          <text:p text:style-name="P2"><text:span text:style-name="T2">Komunikacja bezprzewodowa NIEADRESOWANA</text:span></text:p>
          <text:p text:style-name="P2"><text:span text:style-name="T2"/></text:p>
        </draw:line>
        <draw:line draw:style-name="gr17" draw:text-style-name="P5" draw:layer="layout" svg:x1="16.3cm" svg:y1="12.2cm" svg:x2="16.3cm" svg:y2="13.7cm">
          <text:p text:style-name="P2"><text:span text:style-name="T2"/></text:p>
        </draw:line>
        <draw:line draw:style-name="gr18" draw:text-style-name="P5" draw:layer="layout" svg:x1="9.7cm" svg:y1="21.9cm" svg:x2="8cm" svg:y2="21.9cm">
          <text:p/>
        </draw:line>
        <draw:line draw:style-name="gr6" draw:text-style-name="P5" draw:layer="layout" svg:x1="11.825cm" svg:y1="2.9cm" svg:x2="11.9cm" svg:y2="14cm">
          <text:p/>
        </draw:line>
        <draw:line draw:style-name="gr6" draw:text-style-name="P5" draw:layer="layout" svg:x1="8.9cm" svg:y1="19.7cm" svg:x2="9.7cm" svg:y2="19.7cm">
          <text:p/>
        </draw:line>
        <draw:line draw:style-name="gr19" draw:text-style-name="P5" draw:layer="layout" svg:x1="8.876cm" svg:y1="19.676cm" svg:x2="8.901cm" svg:y2="5.076cm">
          <text:p/>
        </draw:line>
        <draw:line draw:style-name="gr17" draw:text-style-name="P5" draw:layer="layout" svg:x1="18.1cm" svg:y1="10.7cm" svg:x2="19.6cm" svg:y2="10.7cm">
          <text:p/>
        </draw:line>
        <draw:line draw:style-name="gr17" draw:text-style-name="P5" draw:layer="layout" svg:x1="18.1cm" svg:y1="8.7cm" svg:x2="19.6cm" svg:y2="8.7cm">
          <text:p/>
        </draw:line>
        <draw:line draw:style-name="gr17" draw:text-style-name="P5" draw:layer="layout" svg:x1="18.1cm" svg:y1="6.7cm" svg:x2="19.6cm" svg:y2="6.7cm">
          <text:p/>
        </draw:line>
        <draw:line draw:style-name="gr17" draw:text-style-name="P5" draw:layer="layout" svg:x1="18.1cm" svg:y1="5.1cm" svg:x2="19.6cm" svg:y2="5.1cm">
          <text:p/>
        </draw:line>
        <draw:line draw:style-name="gr17" draw:text-style-name="P5" draw:layer="layout" svg:x1="18.1cm" svg:y1="3.5cm" svg:x2="19.6cm" svg:y2="3.5cm">
          <text:p/>
        </draw:line>
        <draw:line draw:style-name="gr17" draw:text-style-name="P5" draw:layer="layout" svg:x1="14.5cm" svg:y1="10.8cm" svg:x2="12.9cm" svg:y2="10.8cm">
          <text:p/>
        </draw:line>
        <draw:line draw:style-name="gr17" draw:text-style-name="P5" draw:layer="layout" svg:x1="14.5cm" svg:y1="8.7cm" svg:x2="12.9cm" svg:y2="8.7cm">
          <text:p/>
        </draw:line>
        <draw:line draw:style-name="gr17" draw:text-style-name="P5" draw:layer="layout" svg:x1="14.4cm" svg:y1="6.7cm" svg:x2="12.8cm" svg:y2="6.7cm">
          <text:p/>
        </draw:line>
        <draw:line draw:style-name="gr17" draw:text-style-name="P5" draw:layer="layout" svg:x1="14.4cm" svg:y1="5.1cm" svg:x2="12.8cm" svg:y2="5.1cm">
          <text:p/>
        </draw:line>
        <draw:line draw:style-name="gr17" draw:text-style-name="P5" draw:layer="layout" svg:x1="14.4cm" svg:y1="3.5cm" svg:x2="12.8cm" svg:y2="3.5cm">
          <text:p/>
        </draw:line>
        <draw:line draw:style-name="gr17" draw:text-style-name="P5" draw:layer="layout" svg:x1="16.3cm" svg:y1="2.6cm" svg:x2="16.268cm" svg:y2="1.147cm">
          <text:p/>
        </draw:line>
        <draw:line draw:style-name="gr17" draw:text-style-name="P5" draw:layer="layout" svg:x1="17.932cm" svg:y1="2.5cm" svg:x2="18.9cm" svg:y2="1.4cm">
          <text:p/>
        </draw:line>
        <draw:line draw:style-name="gr17" draw:text-style-name="P5" draw:layer="layout" svg:x1="14.4cm" svg:y1="2.5cm" svg:x2="13.3cm" svg:y2="1.5cm">
          <text:p/>
        </draw:line>
        <draw:line draw:style-name="gr17" draw:text-style-name="P5" draw:layer="layout" svg:x1="14.6cm" svg:y1="12.1cm" svg:x2="13.7cm" svg:y2="13.2cm">
          <text:p/>
        </draw:line>
        <draw:line draw:style-name="gr17" draw:text-style-name="P5" draw:layer="layout" svg:x1="18.1cm" svg:y1="12cm" svg:x2="19.1cm" svg:y2="1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gNoodleTitling" svg:font-family="BigNoodleTitling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19:21:45.979717355</meta:creation-date>
    <dc:date>2017-09-12T19:58:38.969091283</dc:date>
    <meta:editing-duration>PT3M5S</meta:editing-duration>
    <meta:editing-cycles>2</meta:editing-cycles>
    <meta:generator>LibreOffice/5.3.6.1$Linux_X86_64 LibreOffice_project/30$Build-1</meta:generator>
    <meta:document-statistic meta:object-count="80"/>
  </office:meta>
</office:document-meta>
</file>